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3cm" table:align="left" style:writing-mode="lr-tb"/>
    </style:style>
    <style:style style:name="Tabla1.A" style:family="table-column">
      <style:table-column-properties style:column-width="24.61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1.938cm" fo:keep-together="auto"/>
    </style:style>
    <style:style style:name="Tabla1.A2" style:family="table-cell">
      <style:table-cell-properties style:vertical-align="middle" fo:padding="0.097cm" fo:border="0.1pt solid #000000" style:writing-mode="lr-tb"/>
    </style:style>
    <style:style style:name="Tabla1.A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6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paragraph-properties fo:margin-top="0cm" fo:margin-bottom="0.212cm" loext:contextual-spacing="false" fo:text-align="start" style:justify-single-word="false"/>
      <style:text-properties fo:font-size="10.5pt" officeooo:rsid="00160aec" officeooo:paragraph-rsid="00160aec" style:font-size-asian="10.5pt" style:font-size-complex="10.5pt"/>
    </style:style>
    <style:style style:name="P9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12" style:family="paragraph" style:parent-style-name="Text_20_body">
      <style:paragraph-properties fo:margin-top="0cm" fo:margin-bottom="0.212cm" loext:contextual-spacing="false" fo:text-align="start" style:justify-single-word="false"/>
      <style:text-properties fo:font-size="10.5pt" officeooo:rsid="00160aec" officeooo:paragraph-rsid="0017d8a0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officeooo:rsid="00160ae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MODEL RELACIONA<text:span text:style-name="T3">L</text:span></text:p>
          </table:table-cell>
        </table:table-row>
        <table:table-row table:style-name="Tabla1.2">
          <table:table-cell table:style-name="Tabla1.A2" office:value-type="string">
            <text:p text:style-name="P12"><text:span text:style-name="T5">IDIOMA(</text:span><text:span text:style-name="T4">id</text:span><text:span text:style-name="T5">, idioma);</text:span></text:p>
            <text:p text:style-name="P8">PROPIETARI<text:span text:style-name="T5">(</text:span><text:span text:style-name="T4">dni</text:span><text:span text:style-name="T5">, </text:span><text:span text:style-name="T6">id_idioma,</text:span><text:span text:style-name="T5"> </text:span><text:span text:style-name="T4">nom</text:span><text:span text:style-name="T5">, llinatge, telefon, contrasenya</text:span>);</text:p>
            <text:p text:style-name="P8">TIPUS_VACANCES(<text:span text:style-name="T4">id</text:span><text:span text:style-name="T5">, </text:span><text:span text:style-name="T6">id_idioma,</text:span><text:span text:style-name="T5"> tipus_vacances);</text:span></text:p>
            <text:p text:style-name="P8"><text:span text:style-name="T5">TIPUS_ALLOTJAMENT(</text:span><text:span text:style-name="T4">id</text:span><text:span text:style-name="T5">, </text:span><text:span text:style-name="T6">id_idioma,</text:span><text:span text:style-name="T5"> tipus_allotjament);</text:span></text:p>
            <text:p text:style-name="P8"><text:span text:style-name="T5">SERVEI(</text:span><text:span text:style-name="T4">id</text:span><text:span text:style-name="T5">, </text:span><text:span text:style-name="T6">id_idioma,</text:span><text:span text:style-name="T5"> servei);</text:span></text:p>
            <text:p text:style-name="P8"><text:span text:style-name="T5">ALLOTJAMENT(</text:span><text:span text:style-name="T4">num_registre</text:span><text:span text:style-name="T5">, </text:span><text:span text:style-name="T6">dni_propietari, id_serveis, id_tipusAllot, id_tipusVac, id_idioma, </text:span><text:span text:style-name="T8">categoria</text:span><text:span text:style-name="T5">, habitacions, num_persones, <text:s text:c="22"/>nom_comercial, municipi, adressa);</text:span></text:p>
            <text:p text:style-name="P8"><text:span text:style-name="T5">SERVEI_ALLOT(</text:span><text:span text:style-name="T7">num_registre</text:span><text:span text:style-name="T6">, </text:span><text:span text:style-name="T7">id_servei,</text:span><text:span text:style-name="T6"> id_idioma</text:span><text:span text:style-name="T5">);</text:span></text:p>
            <text:p text:style-name="P8"><text:span text:style-name="T5">FOTOS(</text:span><text:span text:style-name="T4">id</text:span><text:span text:style-name="T5">, </text:span><text:span text:style-name="T6">num_registre</text:span><text:span text:style-name="T8">, foto</text:span><text:span text:style-name="T5">);</text:span></text:p>
            <text:p text:style-name="P8"><text:span text:style-name="T5">USUARI(</text:span><text:span text:style-name="T4">id</text:span><text:span text:style-name="T5">, nom, email, contrasenya);</text:span></text:p>
            <text:p text:style-name="P8"><text:span text:style-name="T5">USUARI_COMENTA(</text:span><text:span text:style-name="T7">id_usuari</text:span><text:span text:style-name="T6">, </text:span><text:span text:style-name="T7">num_registre</text:span><text:span text:style-name="T8">, data</text:span><text:span text:style-name="T5">);</text:span></text:p>
            <text:p text:style-name="P8"><text:span text:style-name="T5">USUARI_VALORA(</text:span><text:span text:style-name="T7">id_usuari</text:span><text:span text:style-name="T8">, </text:span><text:span text:style-name="T7">num_registre</text:span><text:span text:style-name="T8">, puntuacio</text:span><text:span text:style-name="T5">);</text:span></text:p>
            <text:p text:style-name="P8"><text:span text:style-name="T5">RESERVA(</text:span><text:span text:style-name="T4">id_reserva</text:span><text:span text:style-name="T5">, </text:span><text:span text:style-name="T6">id_usuario</text:span><text:span text:style-name="T8">, data_entrada, data_sortida</text:span><text:span text:style-name="T5">);</text:span></text:p>
            <text:p text:style-name="P8"><text:span text:style-name="T5"/></text:p>
          </table:table-cell>
        </table:table-row>
        <text:soft-page-break/>
        <table:table-row table:style-name="Tabla1.2">
          <table:table-cell table:style-name="Tabla1.A3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left="0cm" fo:margin-right="0cm" fo:margin-bottom="1.909cm" style:dynamic-spacing="true"/>
      </style:header-style>
      <style:footer-style>
        <style:header-footer-properties fo:min-height="1.588cm" fo:margin-left="0cm" fo:margin-right="0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1"><draw:image xlink:href="Pictures/100000000000041400000201774D0BBF142F3B3B.jpg" xlink:type="simple" xlink:show="embed" xlink:actuate="onLoad" loext:mime-type="image/jpeg"/></draw:frame></text:p>
        <text:p text:style-name="MP1">C: PROGRAMACIÓ DEL CLIENT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Campionat Balearskills Disseny Web 2018/19</text:p>
        <text:p text:style-name="MP5">DOC_C01 – Model Relacional.</text:p>
        <text:p text:style-name="MP6"><text:span text:style-name="Page_20_Number"><text:span text:style-name="MT2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3:54:07.596041670</dc:date>
    <meta:print-date>2011-12-12T12:04:00</meta:print-date>
    <meta:editing-cycles>19</meta:editing-cycles>
    <meta:editing-duration>PT2H54M58S</meta:editing-duration>
    <meta:generator>LibreOffice/6.0.6.2$Linux_X86_64 LibreOffice_project/00m0$Build-2</meta:generator>
    <meta:document-statistic meta:table-count="1" meta:image-count="1" meta:object-count="0" meta:page-count="2" meta:paragraph-count="19" meta:word-count="68" meta:character-count="857" meta:non-whitespace-character-count="785"/>
  </office:meta>
</office:document-meta>
</file>